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officeooo:rsid="0033e51c" officeooo:paragraph-rsid="0033e51c"/>
    </style:style>
    <style:style style:name="P5" style:family="paragraph" style:parent-style-name="Exalted">
      <style:text-properties fo:language="en" fo:country="US" officeooo:rsid="003402b4" officeooo:paragraph-rsid="003402b4"/>
    </style:style>
    <style:style style:name="P6" style:family="paragraph" style:parent-style-name="Exalted">
      <style:text-properties fo:language="en" fo:country="US" officeooo:paragraph-rsid="003402b4"/>
    </style:style>
    <style:style style:name="P7" style:family="paragraph" style:parent-style-name="Exalted">
      <style:text-properties fo:language="en" fo:country="US" officeooo:paragraph-rsid="00359b93"/>
    </style:style>
    <style:style style:name="P8" style:family="paragraph" style:parent-style-name="Exalted">
      <style:text-properties fo:language="en" fo:country="US" officeooo:rsid="0035c0ad" officeooo:paragraph-rsid="0035c0ad"/>
    </style:style>
    <style:style style:name="P9" style:family="paragraph" style:parent-style-name="Exalted">
      <style:text-properties fo:language="en" fo:country="US" officeooo:rsid="0043f2ef" officeooo:paragraph-rsid="0043f2ef"/>
    </style:style>
    <style:style style:name="P10" style:family="paragraph" style:parent-style-name="Exalted">
      <style:text-properties style:use-window-font-color="true" loext:opacity="0%" style:font-name="Times New Roman" fo:font-size="10pt" officeooo:rsid="0035c0ad" officeooo:paragraph-rsid="0035c0ad"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officeooo:rsid="0035c0ad" officeooo:paragraph-rsid="0035c0ad"/>
    </style:style>
    <style:style style:name="P12" style:family="paragraph" style:parent-style-name="Exalted">
      <style:text-properties officeooo:rsid="004541e9" officeooo:paragraph-rsid="004541e9"/>
    </style:style>
    <style:style style:name="P13" style:family="paragraph" style:parent-style-name="Exalted">
      <style:text-properties officeooo:paragraph-rsid="0036d69e"/>
    </style:style>
    <style:style style:name="P14" style:family="paragraph" style:parent-style-name="Exalted">
      <style:text-properties officeooo:paragraph-rsid="00455673"/>
    </style:style>
    <style:style style:name="P15" style:family="paragraph" style:parent-style-name="Exalted">
      <style:text-properties fo:color="#ffbf00" loext:opacity="100%" fo:language="en" fo:country="US"/>
    </style:style>
    <style:style style:name="P16" style:family="paragraph" style:parent-style-name="Heading_20_2">
      <style:text-properties fo:color="#0b5394" loext:opacity="100%" style:font-name="Envision Roman1" fo:font-size="18pt" officeooo:rsid="00449c67" officeooo:paragraph-rsid="00449c67" style:letter-kerning="false" style:font-name-asian="Modern Antiqua1" style:font-size-asian="18pt" style:language-asian="zh" style:country-asian="CN" style:font-name-complex="Modern Antiqua1" style:font-size-complex="18pt" style:language-complex="hi" style:country-complex="IN"/>
    </style:style>
    <style:style style:name="P17" style:family="paragraph" style:parent-style-name="Heading_20_2">
      <style:paragraph-properties fo:break-before="column"/>
      <style:text-properties fo:language="en" fo:country="US" officeooo:paragraph-rsid="00359b93"/>
    </style:style>
    <style:style style:name="P18" style:family="paragraph" style:parent-style-name="Heading_20_3">
      <style:text-properties fo:color="#3d85c6" loext:opacity="100%" style:font-name="Goudy" fo:font-size="12pt" officeooo:rsid="0035c0ad" officeooo:paragraph-rsid="0035c0ad" style:letter-kerning="false" style:font-name-asian="Modern Antiqua1" style:font-size-asian="12pt" style:language-asian="zh" style:country-asian="CN" style:font-name-complex="Modern Antiqua1" style:font-size-complex="12pt" style:language-complex="hi" style:country-complex="IN"/>
    </style:style>
    <style:style style:name="P19" style:family="paragraph" style:parent-style-name="Heading_20_3">
      <style:text-properties fo:color="#3d85c6" loext:opacity="100%" style:font-name="Goudy" fo:font-size="12pt" officeooo:rsid="0036d69e" officeooo:paragraph-rsid="0036d69e" style:letter-kerning="false" style:font-name-asian="Modern Antiqua1" style:font-size-asian="12pt" style:language-asian="zh" style:country-asian="CN" style:font-name-complex="Modern Antiqua1" style:font-size-complex="12pt" style:language-complex="hi" style:country-complex="IN"/>
    </style:style>
    <style:style style:name="P20" style:family="paragraph" style:parent-style-name="Title" style:master-page-name="Standard">
      <style:paragraph-properties style:page-number="1"/>
      <style:text-properties fo:color="#ffbf00" loext:opacity="100%" fo:language="en" fo:country="US"/>
    </style:style>
    <style:style style:name="T1" style:family="text">
      <style:text-properties fo:font-weight="bold" style:font-weight-asian="bold"/>
    </style:style>
    <style:style style:name="T2" style:family="text">
      <style:text-properties fo:font-weight="bold" officeooo:rsid="0035c0ad" style:font-weight-asian="bold" style:font-weight-complex="bold"/>
    </style:style>
    <style:style style:name="T3"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4" style:family="text">
      <style:text-properties style:use-window-font-color="true" loext:opacity="0%" style:font-name="Times New Roman" fo:font-size="10pt" officeooo:rsid="003402b4"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35c0ad"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455673"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473723"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4789eb"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36d69e"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478fc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488dd8"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fo:font-weight="normal" style:font-weight-asian="normal" style:font-weight-complex="normal"/>
    </style:style>
    <style:style style:name="T13" style:family="text">
      <style:text-properties fo:font-weight="normal" officeooo:rsid="0035c0ad" style:font-weight-asian="normal" style:font-weight-complex="normal"/>
    </style:style>
    <style:style style:name="T14" style:family="text">
      <style:text-properties officeooo:rsid="003402b4"/>
    </style:style>
    <style:style style:name="T15" style:family="text">
      <style:text-properties officeooo:rsid="0035c0ad"/>
    </style:style>
    <style:style style:name="T16" style:family="text">
      <style:text-properties officeooo:rsid="0036d69e"/>
    </style:style>
    <style:style style:name="T17" style:family="text">
      <style:text-properties officeooo:rsid="0043565d"/>
    </style:style>
    <style:style style:name="T18" style:family="text">
      <style:text-properties officeooo:rsid="00455673"/>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xalted Reincarnated<text:line-break/>Solars</text:p>
      <text:p text:style-name="P15"/>
      <text:p text:style-name="P3"/>
      <text:section text:style-name="Sect1" text:name="TextSection">
        <text:h text:style-name="Heading_20_1" text:outline-level="1">Heroes of Mankind</text:h>
        <text:p text:style-name="P4">Gifted power from the greatest of Gods, Solars <text:span text:style-name="T3">are the paragons of mankind, representing humanity at its greatest. </text:span><text:span text:style-name="T4">They are natural-born leaders, scholars, generals, and the architects of society. Yet they are also its cruel tyrants, forcing others to follow in their grand plan—regardless of their desires.</text:span></text:p>
        <text:p text:style-name="P5"><text:span text:style-name="T3">Whatever a Solar sets their mind to, it will be done, and it will be done in the most exemplar way possible.</text:span></text:p>
        <text:h text:style-name="Heading_20_2" text:outline-level="2">Exaltation</text:h>
        <text:p text:style-name="P6"><text:span text:style-name="T14">The Unconquered Sun grants his blessing to those who have an incredible drive, a force of personality that would change their world </text:span><text:span text:style-name="T17">no matter what power they have.</text:span></text:p>
        <text:p text:style-name="P9">Every exaltation is different, but<text:span text:style-name="T17"> the blessing of the Sun </text:span>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P9">The Unconquered Sun <text:span text:style-name="T3">occasionally chooses to speak to his Chosen in their moment of exaltation, giving them ancient wisdom and guidance. More often than not, though, he simply communicates through a feeling of pure emotion, </text:span><text:span text:style-name="T8">ensuring that the Solar knows they were chosen for a reason.</text:span></text:p>
        <text:h text:style-name="P16" text:outline-level="2">Solars as Antagonists</text:h>
        <text:p text:style-name="P12">The same qualities that make a Solar <text:span text:style-name="T18">a natural Hero </text:span><text:span text:style-name="T6">will also produce some of the greatest villains. </text:span><text:span text:style-name="T8">Simply to stand in the way of Solar’</text:span><text:span text:style-name="T10">s progress—</text:span><text:span text:style-name="T11">even unintentionally—i</text:span><text:span text:style-name="T8">s enough to earn their </text:span><text:span text:style-name="T11">ire.</text:span></text:p>
        <text:p text:style-name="P14"><text:span text:style-name="T10">They will</text:span><text:span text:style-name="T6"> never will think of themselves as being in the wrong. </text:span><text:span text:style-name="T7">To them, they are always the hero—no matter what drastic actions they take or people they hurt along the way.</text:span></text:p>
        <text:h text:style-name="P17" text:outline-level="2">Great Curse</text:h>
        <text:p text:style-name="P7">Solars are often plagued and defined by their <text:span text:style-name="T1">Ego</text:span><text:span text:style-name="T12"> </text:span><text:span text:style-name="T13">and </text:span><text:span text:style-name="T2">Control</text:span><text:span text:style-name="T1">. </text:span>Caretakers of great power, they will see the problems and ills of the world only in relationship to themselves. <text:span text:style-name="T15">Great injustices that have been generational problems will become their </text:span><text:span text:style-name="T5">personal responsibility, and a judgment on their mind until it has been solved.</text:span></text:p>
        <text:p text:style-name="P8"><text:span text:style-name="T3">The following are a few examples of Solar Great Curses:</text:span></text:p>
        <text:h text:style-name="P18" text:outline-level="3">All-Consuming Grief</text:h>
        <text:p text:style-name="P10">The horrors of the world become too much to bear, and the Solar shuts down, weeping tears at the great injustices. They may turn to purifying rituals in an attempt to heal the soul of the world, or even themselves.</text:p>
        <text:h text:style-name="P18" text:outline-level="3">Contempt of the Virtuous</text:h>
        <text:p text:style-name="P11">The world may be beyond saving, but those around the Solar must be unfaltering in their purity. No slight against purity, no matter how small, should be upheld. If lectures and kindness will not work, then other methods of reprimands might.</text:p>
        <text:h text:style-name="P18" text:outline-level="3">Crushing Doubt</text:h>
        <text:p text:style-name="P11">The burden of the world is too much for the Solar to take, and they become filled with self-doubt and depression. The simplest of tasks becomes unbearable, the smallest of responsibilities just a chance to fail yet again.</text:p>
        <text:h text:style-name="P18" text:outline-level="3">Deliberate Cruelty</text:h>
        <text:p text:style-name="P11">The world is a broken place, why fight it any longer? The Solar snaps at those closest to them, speaking words of biting retort that pierce hearts with unerring accuracy <text:span text:style-name="T16">and painful depths.</text:span></text:p>
        <text:h text:style-name="P19" text:outline-level="3">Heart of Flint</text:h>
        <text:p text:style-name="P13"><text:span text:style-name="T9">Caring for others is too much of a hassle, and too much pain. The Solar becomes a machine of pure logic, following a path devoid of empathy and feeling.</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5T15:36:39.362000000</dc:date>
    <meta:editing-cycles>62</meta:editing-cycles>
    <meta:editing-duration>PT2H4M52S</meta:editing-duration>
    <meta:generator>LibreOffice/7.0.4.2$Windows_X86_64 LibreOffice_project/dcf040e67528d9187c66b2379df5ea4407429775</meta:generator>
    <dc:creator>Samuel Smith</dc:creator>
    <meta:document-statistic meta:table-count="0" meta:image-count="0" meta:object-count="0" meta:page-count="1" meta:paragraph-count="28" meta:word-count="541" meta:character-count="3138" meta:non-whitespace-character-count="2628"/>
  </office:meta>
</office:document-meta>
</file>